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1cab85" officeooo:paragraph-rsid="001cab85"/>
    </style:style>
    <style:style style:name="P5" style:family="paragraph" style:parent-style-name="Text_20_body" style:list-style-name="L1">
      <style:text-properties officeooo:rsid="001cfaec" officeooo:paragraph-rsid="001cfaec"/>
    </style:style>
    <style:style style:name="P6" style:family="paragraph" style:parent-style-name="Text_20_body" style:list-style-name="L1">
      <style:text-properties officeooo:rsid="002692fd" officeooo:paragraph-rsid="002692fd"/>
    </style:style>
    <style:style style:name="P7" style:family="paragraph" style:parent-style-name="Text_20_body" style:list-style-name="L2">
      <style:text-properties officeooo:rsid="00296a64" officeooo:paragraph-rsid="00296a64"/>
    </style:style>
    <style:style style:name="P8" style:family="paragraph" style:parent-style-name="Text_20_body" style:list-style-name="L2">
      <style:text-properties style:text-underline-style="none" officeooo:rsid="002ede85" officeooo:paragraph-rsid="002ede85"/>
    </style:style>
    <style:style style:name="P9" style:family="paragraph" style:parent-style-name="Text_20_body" style:list-style-name="L3">
      <style:text-properties officeooo:rsid="003411d7" officeooo:paragraph-rsid="003411d7"/>
    </style:style>
    <style:style style:name="T1" style:family="text">
      <style:text-properties officeooo:rsid="00184681"/>
    </style:style>
    <style:style style:name="T2" style:family="text">
      <style:text-properties officeooo:rsid="00202f61"/>
    </style:style>
    <style:style style:name="T3" style:family="text">
      <style:text-properties officeooo:rsid="002ad263"/>
    </style:style>
    <style:style style:name="T4" style:family="text">
      <style:text-properties officeooo:rsid="002b323a"/>
    </style:style>
    <style:style style:name="T5" style:family="text">
      <style:text-properties officeooo:rsid="002d1b3b"/>
    </style:style>
    <style:style style:name="T6" style:family="text">
      <style:text-properties officeooo:rsid="003025cc"/>
    </style:style>
    <style:style style:name="T7" style:family="text">
      <style:text-properties officeooo:rsid="0030d3ec"/>
    </style:style>
    <style:style style:name="T8" style:family="text">
      <style:text-properties officeooo:rsid="00342a82"/>
    </style:style>
    <style:style style:name="T9" style:family="text">
      <style:text-properties officeooo:rsid="00362a02"/>
    </style:style>
    <style:style style:name="T10" style:family="text">
      <style:text-properties officeooo:rsid="0037410f"/>
    </style:style>
    <style:style style:name="T11" style:family="text">
      <style:text-properties officeooo:rsid="003cd1c2"/>
    </style:style>
    <style:style style:name="T12" style:family="text">
      <style:text-properties officeooo:rsid="003ec6b7"/>
    </style:style>
    <style:style style:name="T13" style:family="text">
      <style:text-properties officeooo:rsid="003fbce7"/>
    </style:style>
    <style:style style:name="T14" style:family="text">
      <style:text-properties officeooo:rsid="0044a0a7"/>
    </style:style>
    <style:style style:name="T15" style:family="text">
      <style:text-properties officeooo:rsid="0047479a"/>
    </style:style>
    <style:style style:name="T16" style:family="text">
      <style:text-properties officeooo:rsid="00568042"/>
    </style:style>
    <style:style style:name="T17" style:family="text">
      <style:text-properties officeooo:rsid="005ee3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8:1-17</text:h>
      <text:h text:style-name="Heading_20_2" text:outline-level="2"><text:bookmark text:name="en-GNT-26393"/>Jesus Heals a Man <text:span text:style-name="T1">(1-4)</text:span></text:h>
      <text:list xml:id="list4099392440" text:style-name="L1">
        <text:list-item>
          <text:p text:style-name="P1">When Jesus came down from the hill, large crowds followed him. Then a man suffering from a dreaded skin disease came to him, knelt down before him, and said, “Sir, if you want to, you can make me clean.” Jesus reached out and touched him. “I do want to,” he answered. “Be clean!” At once the man was healed of his disease. Then Jesus said to him, “Listen! Don't tell anyone, but go straight to the priest and let him examine you; then in order to prove to everyone that you are cured, offer the sacrifice that Moses ordered.”</text:p>
        </text:list-item>
        <text:list-item>
          <text:p text:style-name="P4">The lessons Jesus taught are already being practiced; Jesus said ask and you’ll receive, the man with a dreaded skin disease asked for healing and he received. Let’s ask, seek and knock; let’s <text:span text:style-name="T9">have</text:span> faith in Christ and <text:span text:style-name="T10">obey</text:span> all h<text:span text:style-name="T10">is</text:span> <text:span text:style-name="T10">lessons</text:span> and good things will <text:span text:style-name="T11">happen</text:span>.</text:p>
        </text:list-item>
        <text:list-item>
          <text:p text:style-name="P5">Jesus also said, I’m not here to do away with the law of Moses, he show<text:span text:style-name="T12">ed</text:span> this by asking the man to go and sacrifice as instructed by the law <text:span text:style-name="T13">of</text:span> Moses. <text:span text:style-name="T14">I think we should seek </text:span><text:span text:style-name="T15">after</text:span><text:span text:style-name="T14"> the ways Moses taught and practice them today</text:span><text:span text:style-name="T2">.</text:span></text:p>
        </text:list-item>
        <text:list-item>
          <text:p text:style-name="P6">From the above lessons we see Christs faithfulness, he walked his talk. Hance, we should completely have faith in him, he’ll never let us down.</text:p>
        </text:list-item>
      </text:list>
      <text:h text:style-name="Heading_20_2" text:outline-level="2"><text:bookmark text:name="en-GNT-26397"/>Jesus Heals a Roman Officer's Servant <text:span text:style-name="T1">(5-13)</text:span></text:h>
      <text:list xml:id="list2171299672" text:style-name="L2">
        <text:list-item>
          <text:p text:style-name="P2">When Jesus entered Capernaum, a Roman officer met him and begged for help: “Sir, my servant is sick in bed at home, unable to move and suffering terribly.” “I will go and make him well,” Jesus said. “Oh no, sir,” answered the officer. “I do not deserve to have you come into my house. Just give the order, and my servant will get well. I, too, am a man under the authority of superior officers, and I have soldiers under me. I order this one, ‘Go!’ and he goes; and I order that one, ‘Come!’ and he comes; and I order my slave, ‘Do this!’ and he does it.”<text:bookmark text:name="en-GNT-26402"/> When Jesus heard this, he was surprised and said to the people following him, “I tell you, I have never found anyone in Israel with faith like this.<text:bookmark text:name="en-GNT-26403"/> I assure you that many will come from the east and the west and sit down with Abraham, Isaac, and Jacob at the feast in the Kingdom of heaven. <text:bookmark text:name="en-GNT-26404"/>But those who should be in the Kingdom will be thrown out into the darkness, where they will cry and gnash their teeth.” <text:bookmark text:name="en-GNT-26405"/>Then Jesus said to the officer, “Go home, and what you believe will be done for you.”And the officer's servant was healed that very moment.</text:p>
        </text:list-item>
        <text:list-item>
          <text:p text:style-name="P7">In this scene we see asking and faith, the officer is asking and asking in faith. <text:span text:style-name="T3">He asked for the healing of his servant. He then asked for Christ to say a word of healing, he had faith in Christ that by his word the servant would be healed. </text:span><text:span text:style-name="T4">This level of faith is amazing. </text:span><text:span text:style-name="T5">We should ask in faith, we’ll go as far as our faith </text:span><text:span text:style-name="T16">reaches</text:span><text:span text:style-name="T5">. If we’ve great faith we’ll go a great distance and if we’ve little faith we’ll go a little distance. Let’s grow our faith and not limit Christ’s capability </text:span><text:span text:style-name="T17">and capacity</text:span><text:span text:style-name="T5">.</text:span></text:p>
        </text:list-item>
        <text:list-item>
          <text:p text:style-name="P8">The Roman <text:span text:style-name="T7">officer</text:span> went out of his way for his servant, this is a great example of a great steward. We should learn from this <text:span text:style-name="T6">Roman officer.</text:span></text:p>
        </text:list-item>
      </text:list>
      <text:h text:style-name="Heading_20_2" text:outline-level="2"><text:soft-page-break/>Jesus Heals Many People <text:span text:style-name="T1">(14-17)</text:span></text:h>
      <text:list xml:id="list4255562091" text:style-name="L3">
        <text:list-item>
          <text:p text:style-name="P3">Jesus went to Peter's home, and there he saw Peter's mother-in-law sick in bed with a fever. <text:bookmark text:name="en-GNT-26407"/>He touched her hand; the fever left her, and she got up and began to wait on him.<text:bookmark text:name="en-GNT-26408"/> When evening came, people brought to Jesus many who had demons in them. Jesus drove out the evil spirits with a word and healed all who were sick. <text:bookmark text:name="en-GNT-26409"/>He did this to make come true what the prophet Isaiah had said, “He himself took our sickness and carried away our diseases.”</text:p>
        </text:list-item>
        <text:list-item>
          <text:p text:style-name="P9">Jesus healed and cast out demons. He is the Lord of yesterday, today and forever; what he did then he can do now. Let’s call to him and he’ll heal us. <text:span text:style-name="T8">Jesus carries away our sickeness and diseases, do we believe?</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06:47:52.591175164</meta:creation-date>
    <dc:date>2021-10-26T07:29:32.227840346</dc:date>
    <meta:editing-duration>PT40M14S</meta:editing-duration>
    <meta:editing-cycles>25</meta:editing-cycles>
    <meta:generator>LibreOffice/6.4.7.2$Linux_X86_64 LibreOffice_project/40$Build-2</meta:generator>
    <meta:document-statistic meta:table-count="0" meta:image-count="0" meta:object-count="0" meta:page-count="2" meta:paragraph-count="13" meta:word-count="711" meta:character-count="3695" meta:non-whitespace-character-count="3006"/>
  </office:meta>
</office:document-meta>
</file>